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InOrderMixedWithOrdinaryVerificationTest.shouldUseEqualsToVerifyMethodV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ificationInOrderMixedWithOrdinaryVerificationTest.shouldScreamWhenUnfamiliarMockPassedToInOrder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ificationInOrderMixedWithOrdinaryVerificationTest.shouldMixVerificationInOrderAndOrdinaryVer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rificationInOrderMixedWithOrdinaryVerificationTest.shouldAllowRedundantVerifi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rificationInOrderMixedWithOrdinaryVerificationTest.shouldFailOnNoMoreInterac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rificationInOrderMixedWithOrdinaryVerificationTest.shouldAllowOneMethodVerified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ificationInOrderMixedWithOrdinaryVerificationTest.shouldFailOnNoMoreInteractionsOnMockVerifiedIn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rificationInOrderMixedWithOrdinaryVerification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erificationInOrderMixedWithOrdinaryVerificationTest.shouldFailOnLastInvocationTooEar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rificationInOrderMixedWithOrdinaryVerificationTest.shouldUseEqualsToVerifyMethod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ificationInOrderMixedWithOrdinaryVerificationTest.shouldAllowOrdinarilyVerifyingMockPassedToInOrder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